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Book" svg:font-family="'Franklin Gothic Book'" style:font-adornments="Fett" style:font-family-generic="swiss" style:font-pitch="variable"/>
    <style:font-face style:name="Franklin Gothic Book1" svg:font-family="'Franklin Gothic Book'" style:font-adornments="Fett Kursiv" style:font-family-generic="swiss" style:font-pitch="variable"/>
    <style:font-face style:name="Franklin Gothic Book2" svg:font-family="'Franklin Gothic Boo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5563" officeooo:paragraph-rsid="00155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1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Book" svg:font-family="'Franklin Gothic Book'" style:font-adornments="Fett" style:font-family-generic="swiss" style:font-pitch="variable"/>
    <style:font-face style:name="Franklin Gothic Book1" svg:font-family="'Franklin Gothic Book'" style:font-adornments="Fett Kursiv" style:font-family-generic="swiss" style:font-pitch="variable"/>
    <style:font-face style:name="Franklin Gothic Book2" svg:font-family="'Franklin Gothic Boo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anklin Gothic Book2" fo:font-family="'Franklin Gothic Book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Franklin Gothic Book" fo:font-family="'Franklin Gothic Book'" style:font-style-name="Fett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Franklin Gothic Book" fo:font-family="'Franklin Gothic Book'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Franklin Gothic Book" fo:font-family="'Franklin Gothic Book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anklin Gothic Book1" fo:font-family="'Franklin Gothic Book'" style:font-style-name="Fett Kursiv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Franklin Gothic Book" fo:font-family="'Franklin Gothic Book'" style:font-style-name="Fett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anklin Gothic Book1" fo:font-family="'Franklin Gothic Book'" style:font-style-name="Fett Kursiv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anklin Gothic Book" fo:font-family="'Franklin Gothic Book'" style:font-style-name="Fett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Franklin Gothic Book1" fo:font-family="'Franklin Gothic Book'" style:font-style-name="Fett Kursiv" style:font-family-generic="swiss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Franklin Gothic Book" fo:font-family="'Franklin Gothic Book'" style:font-style-name="Fett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Franklin Gothic Book" fo:font-family="'Franklin Gothic Book'" style:font-style-name="Fett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7:59:13.818000000</meta:creation-date>
    <meta:editing-duration>PT21M22S</meta:editing-duration>
    <meta:editing-cycles>2</meta:editing-cycles>
    <meta:generator>LibreOffice/7.6.4.1$Linux_X86_64 LibreOffice_project/60$Build-1</meta:generator>
    <meta:initial-creator>Max</meta:initial-creator>
    <dc:date>2023-11-13T07:59:15.393000000</dc:date>
    <dc:creator>Moritz</dc:creator>
    <meta:printed-by>Samuel Mehrbrodt</meta:printed-by>
    <meta:print-date>2024-01-22T17:33:25.313781124</meta:print-date>
    <meta:document-statistic meta:table-count="0" meta:image-count="0" meta:object-count="0" meta:page-count="1" meta:paragraph-count="1" meta:word-count="1" meta:character-count="7" meta:non-whitespace-character-count="7"/>
    <meta:template xlink:type="simple" xlink:actuate="onRequest" xlink:title="OEBH_Vorlage_writer" xlink:href="../../Program%20Files/LibreOffice/share/template/common/secret/template.ott" meta:date="2023-11-13T07:33:00.442000000"/>
  </office:meta>
</office:document-meta>
</file>